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Heading_20_1">
      <style:paragraph-properties fo:margin-top="0in" fo:margin-bottom="0in" style:contextual-spacing="false"/>
      <style:text-properties officeooo:paragraph-rsid="00174d0d"/>
    </style:style>
    <style:style style:name="P5" style:family="paragraph" style:parent-style-name="Heading_20_1">
      <style:paragraph-properties fo:margin-top="0in" fo:margin-bottom="0.0799in" style:contextual-spacing="fals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position="super 58%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179. Largest Number</text:h>
      <text:p text:style-name="P3">Given a list of non-negative integers <text:span text:style-name="Source_20_Text"><text:span text:style-name="T2">nums</text:span></text:span>, arrange them such that they form the largest number and return it.</text:p>
      <text:p text:style-name="P3">Since the result may be very large, so you need to return a string instead of an integer.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 nums = [10,2]</text:p>
      <text:p text:style-name="P1"><text:span text:style-name="Strong_20_Emphasis"><text:span text:style-name="T1">Output:</text:span></text:span> "210"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 nums = [3,30,34,5,9]</text:p>
      <text:p text:style-name="P1"><text:span text:style-name="Strong_20_Emphasis"><text:span text:style-name="T1">Output:</text:span></text:span> "9534330"</text:p>
      <text:p text:style-name="P3"><text:span text:style-name="Strong_20_Emphasis"><text:span text:style-name="T1">Constraints:</text:span></text:span></text:p>
      <text:list text:style-name="L1">
        <text:list-item>
          <text:p text:style-name="P6"><text:span text:style-name="Source_20_Text"><text:span text:style-name="T2">1 &lt;= nums.length &lt;= 100</text:span></text:span></text:p>
        </text:list-item>
        <text:list-item>
          <text:p text:style-name="P6"><text:span text:style-name="Source_20_Text"><text:span text:style-name="T2">0 &lt;= nums[i] &lt;= 10</text:span></text:span><text:span text:style-name="Source_20_Text"><text:span text:style-name="T3">9</text:span></text:span></text:p>
        </text:list-item>
      </text:list>
      <text:h text:style-name="P5" text:outline-level="1">179. Largest Number</text:h>
      <text:p text:style-name="Standard">/*</text:p>
      <text:p text:style-name="Standard"><text:s text:c="4"/>Time complexity: O(nlogn)</text:p>
      <text:p text:style-name="Standard"><text:s text:c="4"/>Space complexity: O(1)</text:p>
      <text:p text:style-name="Standard">*/</text:p>
      <text:p text:style-name="Standard">class Solution {</text:p>
      <text:p text:style-name="Standard">public:</text:p>
      <text:p text:style-name="Standard"><text:s text:c="4"/>std::string largestNumber(std::vector&lt;int&gt;&amp; nums){</text:p>
      <text:p text:style-name="Standard"><text:s text:c="8"/>int n=nums.size();</text:p>
      <text:p text:style-name="Standard"><text:s text:c="8"/>std::sort(nums.begin(),nums.end(),[](int a,int b){</text:p>
      <text:p text:style-name="Standard"><text:s text:c="12"/>std::string sa=std::to_string(a);</text:p>
      <text:p text:style-name="Standard"><text:s text:c="12"/>std::string sb=std::to_string(b);</text:p>
      <text:p text:style-name="Standard"><text:s text:c="12"/>return sa+sb&gt;sb+sa; <text:s text:c="10"/></text:p>
      <text:p text:style-name="Standard"><text:s text:c="11"/></text:p>
      <text:p text:style-name="Standard"><text:s text:c="8"/>});</text:p>
      <text:p text:style-name="Standard"/>
      <text:p text:style-name="Standard"><text:s text:c="8"/>if(nums[0]==0) return "0";</text:p>
      <text:p text:style-name="Standard"/>
      <text:p text:style-name="Standard"><text:s text:c="8"/>std::string ans="";</text:p>
      <text:p text:style-name="Standard"><text:s text:c="8"/>for(auto&amp; e: nums){</text:p>
      <text:p text:style-name="Standard"><text:s text:c="12"/>ans+=std::to_string(e);</text:p>
      <text:p text:style-name="Standard"><text:s text:c="8"/>}</text:p>
      <text:p text:style-name="Standard"><text:s text:c="6"/></text:p>
      <text:p text:style-name="Standard"><text:s text:c="8"/>return ans;</text:p>
      <text:p text:style-name="Standard"><text:s text:c="4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7:31:47.782240891</meta:creation-date>
    <dc:date>2024-09-18T19:42:53.136829106</dc:date>
    <meta:editing-duration>PT1M55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36" meta:word-count="113" meta:character-count="928" meta:non-whitespace-character-count="695"/>
  </office:meta>
</office:document-meta>
</file>